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gur" svg:font-family="Vegur" style:font-adornments="太字" style:font-pitch="variable"/>
    <style:font-face style:name="源ノ角ゴシック Bold" svg:font-family="'源ノ角ゴシック Bold'" style:font-adornments="太字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7ead9" draw:textarea-horizontal-align="justify" draw:textarea-vertical-align="middle" draw:auto-grow-height="false" fo:min-height="66.35cm" fo:min-width="50.3cm"/>
    </style:style>
    <style:style style:name="gr2" style:family="graphic" style:parent-style-name="standard">
      <style:graphic-properties draw:stroke="none" draw:fill="solid" draw:fill-color="#88b499" draw:textarea-horizontal-align="justify" draw:textarea-vertical-align="middle" draw:auto-grow-height="false" fo:min-height="18.75cm" fo:min-width="50.3cm"/>
    </style:style>
    <style:style style:name="gr3" style:family="graphic" style:parent-style-name="standard">
      <style:graphic-properties draw:stroke="none" draw:fill="solid" draw:fill-color="#88b499" draw:textarea-horizontal-align="justify" draw:textarea-vertical-align="middle" draw:auto-grow-height="false" fo:min-height="22.05cm" fo:min-width="50.3cm"/>
    </style:style>
    <style:style style:name="gr4" style:family="graphic" style:parent-style-name="objectwithoutfill">
      <style:graphic-properties svg:stroke-width="0.3cm" svg:stroke-color="#88b499" draw:marker-start-width="0.65cm" draw:marker-end-width="0.65cm" draw:fill="none" draw:textarea-vertical-align="middle" fo:padding-top="0.275cm" fo:padding-bottom="0.275cm" fo:padding-left="0.4cm" fo:padding-right="0.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style:font-name="Vegur" fo:font-size="96pt" fo:letter-spacing="0.247cm" fo:font-weight="bold" style:font-name-asian="源ノ角ゴシック Bold" style:font-size-asian="96pt" style:font-weight-asian="bold" style:font-size-complex="96pt"/>
    </style:style>
    <style:style style:name="P3" style:family="paragraph">
      <style:text-properties style:font-name="Vegur" fo:font-size="80pt" fo:letter-spacing="0.212cm" fo:font-weight="bold" style:font-name-asian="源ノ角ゴシック Bold" style:font-size-asian="80pt" style:font-weight-asian="bold" style:font-size-complex="80pt"/>
    </style:style>
    <style:style style:name="T1" style:family="text">
      <style:text-properties style:font-name="Vegur" fo:font-size="96pt" fo:letter-spacing="0.247cm" fo:font-weight="bold" style:font-name-asian="源ノ角ゴシック Bold" style:font-size-asian="96pt" style:font-weight-asian="bold" style:font-size-complex="96pt"/>
    </style:style>
    <style:style style:name="T2" style:family="text">
      <style:text-properties style:font-name="Vegur" fo:font-size="80pt" fo:letter-spacing="0.212cm" fo:font-weight="bold" style:font-name-asian="源ノ角ゴシック Bold" style:font-size-asian="80pt" style:font-weight-asian="bold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50.8cm" svg:height="66.6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0.8cm" svg:height="19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0.8cm" svg:height="22.3cm" svg:x="0cm" svg:y="44.3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2cm" svg:y1="34.1cm" svg:x2="28.8cm" svg:y2="34.1cm">
          <text:p/>
        </draw:line>
        <draw:frame draw:style-name="gr5" draw:text-style-name="P2" draw:layer="layout" svg:width="19.033cm" svg:height="4.315cm" svg:x="15.884cm" svg:y="23.6cm">
          <draw:text-box>
            <text:p text:style-name="P2"><text:span text:style-name="T1">LibreOffice</text:span></text:p>
          </draw:text-box>
        </draw:frame>
        <draw:frame draw:style-name="gr5" draw:text-style-name="P3" draw:layer="layout" svg:width="12.416cm" svg:height="3.075cm" svg:x="19.192cm" svg:y="28.1cm">
          <draw:text-box>
            <text:p text:style-name="P3"><text:span text:style-name="T2">の教科書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gur" svg:font-family="Vegur" style:font-adornments="太字" style:font-pitch="variable"/>
    <style:font-face style:name="源ノ角ゴシック Bold" svg:font-family="'源ノ角ゴシック Bold'" style:font-adornments="太字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0.8cm" fo:page-height="66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OGATA Jun</meta:initial-creator>
    <meta:creation-date>2014-11-04T15:07:50.203560409</meta:creation-date>
    <dc:date>2014-11-04T15:30:50.999703616</dc:date>
    <dc:creator>NOGATA Jun</dc:creator>
    <meta:editing-duration>PT23M</meta:editing-duration>
    <meta:editing-cycles>3</meta:editing-cycles>
    <meta:generator>LibreOffice/4.3.3.2$Linux_X86_64 LibreOffice_project/430m0$Build-2</meta:generator>
    <meta:document-statistic meta:object-count="6"/>
  </office:meta>
</office:document-meta>
</file>